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6.12mm"/>
    </style:style>
    <style:style style:name="co10" style:family="table-column">
      <style:table-column-properties fo:break-before="auto" style:column-width="39.8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25.95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1">
      <style:table-cell-properties fo:background-color="#ffff87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1">
      <style:table-cell-properties fo:background-color="#ff66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3">
      <style:table-cell-properties fo:background-color="#33ff99"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3">
      <style:table-cell-properties fo:background-color="#ffff87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3">
      <style:table-cell-properties fo:background-color="#ff6600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#ffff87"/>
    </style:style>
    <style:style style:name="ce50" style:family="table-cell" style:parent-style-name="Default">
      <style:table-cell-properties fo:background-color="#ff66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 style:data-style-name="N100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 style:data-style-name="N3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 style:data-style-name="N111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99ff66" fo:border="0.06pt solid #000000"/>
    </style:style>
    <style:style style:name="ce60" style:family="table-cell" style:parent-style-name="Default" style:data-style-name="N111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3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trimonio_12051" table:style-name="ta1">
        <table:table-column table:style-name="co1" table:default-cell-style-name="ce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9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9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34"/>
        <table:table-column table:style-name="co11" table:default-cell-style-name="ce43"/>
        <table:table-column table:style-name="co11" table:visibility="collapse" table:default-cell-style-name="ce27"/>
        <table:table-column table:style-name="co11" table:default-cell-style-name="ce27"/>
        <table:table-column table:style-name="co11" table:default-cell-style-name="ce43"/>
        <table:table-column table:style-name="co12" table:default-cell-style-name="ce43"/>
        <table:table-column table:style-name="co11" table:number-columns-repeated="1005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ce10" office:value-type="string" calcext:value-type="string">
            <text:p>STOCK</text:p>
          </table:table-cell>
          <table:table-cell table:style-name="ce10" office:value-type="string" calcext:value-type="string">
            <text:p>ARMADOS FACTURADOS</text:p>
          </table:table-cell>
          <table:table-cell table:style-name="ce10" office:value-type="string" calcext:value-type="string">
            <text:p>ARMADOS</text:p>
          </table:table-cell>
          <table:table-cell table:style-name="ce18" office:value-type="string" calcext:value-type="string">
            <text:p>MERCADERIA</text:p>
          </table:table-cell>
          <table:table-cell table:style-name="ce10" office:value-type="string" calcext:value-type="string">
            <text:p>CLIENTES</text:p>
          </table:table-cell>
          <table:table-cell table:style-name="ce10" office:value-type="string" calcext:value-type="string">
            <text:p>COMISIONES FUTURAS</text:p>
          </table:table-cell>
          <table:table-cell table:style-name="ce10" office:value-type="string" calcext:value-type="string">
            <text:p>PROVEEDORs</text:p>
          </table:table-cell>
          <table:table-cell table:style-name="ce10" office:value-type="string" calcext:value-type="string">
            <text:p>CAJA</text:p>
          </table:table-cell>
          <table:table-cell table:style-name="ce18" office:value-type="string" calcext:value-type="string">
            <text:p>LIQUIDEZ</text:p>
          </table:table-cell>
          <table:table-cell table:style-name="ce26" office:value-type="string" calcext:value-type="string">
            <text:p>PATRIMONIO</text:p>
          </table:table-cell>
          <table:table-cell table:style-name="ce26" office:value-type="string" calcext:value-type="string">
            <text:p>EXISTENCIA</text:p>
          </table:table-cell>
          <table:table-cell table:style-name="ce26" office:value-type="string" calcext:value-type="string">
            <text:p>DELTA</text:p>
          </table:table-cell>
          <table:table-cell table:style-name="ce33" office:value-type="string" calcext:value-type="string">
            <text:p>PORCENT</text:p>
          </table:table-cell>
          <table:table-cell table:style-name="ce1" office:value-type="string" calcext:value-type="string">
            <text:p>FECHA</text:p>
          </table:table-cell>
          <table:table-cell table:style-name="ce26" office:value-type="string" calcext:value-type="string">
            <text:p>DELTA</text:p>
          </table:table-cell>
          <table:table-cell table:style-name="ce26" office:value-type="string" calcext:value-type="string">
            <text:p>GANANCIA</text:p>
          </table:table-cell>
          <table:table-cell table:style-name="ce1" office:value-type="string" calcext:value-type="string">
            <text:p>DOLAR</text:p>
          </table:table-cell>
          <table:table-cell table:style-name="ce1" office:value-type="string" calcext:value-type="string">
            <text:p>PATRM. USD</text:p>
          </table:table-cell>
          <table:table-cell table:style-name="ce46" table:number-columns-repeated="1004"/>
          <table:table-cell/>
        </table:table-row>
        <table:table-row table:style-name="ro2">
          <table:table-cell table:style-name="ce2" office:value-type="string" calcext:value-type="string">
            <text:p>2019-06-15</text:p>
          </table:table-cell>
          <table:table-cell office:value-type="float" office:value="20737487" calcext:value-type="float">
            <text:p>20.737.487</text:p>
          </table:table-cell>
          <table:table-cell office:value-type="float" office:value="-19746525" calcext:value-type="float">
            <text:p>-19.746.525</text:p>
          </table:table-cell>
          <table:table-cell office:value-type="float" office:value="35245" calcext:value-type="float">
            <text:p>35.245</text:p>
          </table:table-cell>
          <table:table-cell table:formula="of:=([.B2]+[.C2]+[.D2]-[.H2])/[.K2]" office:value-type="percentage" office:value="0.452127656543576" calcext:value-type="percentage">
            <text:p>45,21 %</text:p>
          </table:table-cell>
          <table:table-cell office:value-type="float" office:value="531491" calcext:value-type="float">
            <text:p>531.491</text:p>
          </table:table-cell>
          <table:table-cell office:value-type="float" office:value="53149.1" calcext:value-type="float">
            <text:p>53.149</text:p>
          </table:table-cell>
          <table:table-cell office:value-type="float" office:value="629470" calcext:value-type="float">
            <text:p>629.470</text:p>
          </table:table-cell>
          <table:table-cell office:value-type="float" office:value="2410" calcext:value-type="float">
            <text:p>2.410</text:p>
          </table:table-cell>
          <table:table-cell table:formula="of:=([.F2]-[.G2]+[.I2])/[.K2]" office:value-type="percentage" office:value="0.547872343456424" calcext:value-type="percentage">
            <text:p>54,79 %</text:p>
          </table:table-cell>
          <table:table-cell table:formula="of:=[.B2]+[.C2]+[.D2]+[.F2]-[.G2]-[.H2]+[.I2]" office:value-type="float" office:value="877488.9" calcext:value-type="float">
            <text:p>877.489</text:p>
          </table:table-cell>
          <table:table-cell table:formula="of:=[.B2]+[.C2]-[.D2]" office:value-type="float" office:value="955717" calcext:value-type="float">
            <text:p>955.7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A2]" office:value-type="string" office:string-value="2019-06-15" calcext:value-type="string">
            <text:p>2019-06-15</text:p>
          </table:table-cell>
          <table:table-cell table:number-columns-repeated="2"/>
          <table:table-cell office:value-type="float" office:value="45.25" calcext:value-type="float">
            <text:p>45,25</text:p>
          </table:table-cell>
          <table:table-cell table:formula="of:=[.K2]/[.R2]" office:value-type="float" office:value="19392.0198895028" calcext:value-type="float">
            <text:p>19392,0198895028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2019-06-30</text:p>
          </table:table-cell>
          <table:table-cell table:style-name="ce12" office:value-type="float" office:value="21049284" calcext:value-type="float">
            <text:p>21.049.284</text:p>
          </table:table-cell>
          <table:table-cell table:style-name="ce12" office:value-type="float" office:value="-20016084" calcext:value-type="float">
            <text:p>-20.016.084</text:p>
          </table:table-cell>
          <table:table-cell table:style-name="ce12" office:value-type="float" office:value="67551" calcext:value-type="float">
            <text:p>67.551</text:p>
          </table:table-cell>
          <table:table-cell table:style-name="ce20" table:formula="of:=([.B3]+[.C3]+[.D3]-[.H3])/[.K3]" office:value-type="percentage" office:value="0.445803678234779" calcext:value-type="percentage">
            <text:p>44,58 %</text:p>
          </table:table-cell>
          <table:table-cell table:style-name="ce12" office:value-type="float" office:value="409844" calcext:value-type="float">
            <text:p>409.844</text:p>
          </table:table-cell>
          <table:table-cell table:style-name="ce12" office:value-type="float" office:value="40984.4" calcext:value-type="float">
            <text:p>40.984</text:p>
          </table:table-cell>
          <table:table-cell table:style-name="ce12" office:value-type="float" office:value="722785" calcext:value-type="float">
            <text:p>722.785</text:p>
          </table:table-cell>
          <table:table-cell table:style-name="ce12" office:value-type="float" office:value="101005" calcext:value-type="float">
            <text:p>101.005</text:p>
          </table:table-cell>
          <table:table-cell table:style-name="ce20" table:formula="of:=([.F3]-[.G3]+[.I3])/[.K3]" office:value-type="percentage" office:value="0.554196321765221" calcext:value-type="percentage">
            <text:p>55,42 %</text:p>
          </table:table-cell>
          <table:table-cell table:style-name="ce28" table:formula="of:=[.B3]+[.C3]+[.D3]+[.F3]-[.G3]-[.H3]+[.I3]" office:value-type="float" office:value="847830.6" calcext:value-type="float">
            <text:p>847.831</text:p>
          </table:table-cell>
          <table:table-cell table:formula="of:=[.B3]+[.C3]-[.D3]" office:value-type="float" office:value="965649" calcext:value-type="float">
            <text:p>965.649</text:p>
          </table:table-cell>
          <table:table-cell table:style-name="ce28" table:formula="of:=[.K3]-[.K2]" office:value-type="float" office:value="-29658.2999999998" calcext:value-type="float">
            <text:p>-29.658</text:p>
          </table:table-cell>
          <table:table-cell table:style-name="ce35" table:formula="of:=[.K3]/[.K2]-1" office:value-type="percentage" office:value="-0.0337990600222975" calcext:value-type="percentage">
            <text:p>-3,38 %</text:p>
          </table:table-cell>
          <table:table-cell table:style-name="ce40" table:formula="of:=[.A3]" office:value-type="string" office:string-value="2019-06-30" calcext:value-type="string">
            <text:p>2019-06-30</text:p>
          </table:table-cell>
          <table:table-cell table:style-name="ce28"/>
          <table:table-cell table:style-name="ce28" office:value-type="float" office:value="-19834.7812" calcext:value-type="float">
            <text:p>-19.835</text:p>
          </table:table-cell>
          <table:table-cell table:number-columns-repeated="2"/>
          <table:table-cell table:style-name="ce47" table:number-columns-repeated="1004"/>
          <table:table-cell/>
        </table:table-row>
        <table:table-row table:style-name="ro2">
          <table:table-cell table:style-name="ce2" office:value-type="string" calcext:value-type="string">
            <text:p>2019-07-15</text:p>
          </table:table-cell>
          <table:table-cell office:value-type="float" office:value="21084163" calcext:value-type="float">
            <text:p>21.084.163</text:p>
          </table:table-cell>
          <table:table-cell office:value-type="float" office:value="-20469480" calcext:value-type="float">
            <text:p>-20.469.480</text:p>
          </table:table-cell>
          <table:table-cell office:value-type="float" office:value="7565" calcext:value-type="float">
            <text:p>7.565</text:p>
          </table:table-cell>
          <table:table-cell table:formula="of:=([.B4]+[.C4]+[.D4]-[.H4])/[.K4]" office:value-type="percentage" office:value="0.328797102359484" calcext:value-type="percentage">
            <text:p>32,88 %</text:p>
          </table:table-cell>
          <table:table-cell office:value-type="float" office:value="483058" calcext:value-type="float">
            <text:p>483.058</text:p>
          </table:table-cell>
          <table:table-cell office:value-type="float" office:value="48305.8" calcext:value-type="float">
            <text:p>48.306</text:p>
          </table:table-cell>
          <table:table-cell office:value-type="float" office:value="357344" calcext:value-type="float">
            <text:p>357.344</text:p>
          </table:table-cell>
          <table:table-cell office:value-type="float" office:value="106020" calcext:value-type="float">
            <text:p>106.020</text:p>
          </table:table-cell>
          <table:table-cell table:formula="of:=([.F4]-[.G4]+[.I4])/[.K4]" office:value-type="percentage" office:value="0.671202897640516" calcext:value-type="percentage">
            <text:p>67,12 %</text:p>
          </table:table-cell>
          <table:table-cell table:formula="of:=[.B4]+[.C4]+[.D4]+[.F4]-[.G4]-[.H4]+[.I4]" office:value-type="float" office:value="805676.2" calcext:value-type="float">
            <text:p>805.676</text:p>
          </table:table-cell>
          <table:table-cell table:formula="of:=[.B4]+[.C4]-[.D4]" office:value-type="float" office:value="607118" calcext:value-type="float">
            <text:p>607.118</text:p>
          </table:table-cell>
          <table:table-cell table:formula="of:=[.K4]-[.K3]" office:value-type="float" office:value="-42154.4000000001" calcext:value-type="float">
            <text:p>-42.154</text:p>
          </table:table-cell>
          <table:table-cell table:formula="of:=[.K4]/[.K3]-1" office:value-type="percentage" office:value="-0.0497203096939414" calcext:value-type="percentage">
            <text:p>-4,97 %</text:p>
          </table:table-cell>
          <table:table-cell table:style-name="ce1" table:formula="of:=[.A4]" office:value-type="string" office:string-value="2019-07-15" calcext:value-type="string">
            <text:p>2019-07-1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2019-07-31</text:p>
          </table:table-cell>
          <table:table-cell office:value-type="float" office:value="22024409" calcext:value-type="float">
            <text:p>22.024.409</text:p>
          </table:table-cell>
          <table:table-cell office:value-type="float" office:value="-21259961" calcext:value-type="float">
            <text:p>-21.259.961</text:p>
          </table:table-cell>
          <table:table-cell office:value-type="float" office:value="54881" calcext:value-type="float">
            <text:p>54.881</text:p>
          </table:table-cell>
          <table:table-cell table:formula="of:=([.B5]+[.C5]+[.D5]-[.H5])/[.K5]" office:value-type="percentage" office:value="0.197740717947134" calcext:value-type="percentage">
            <text:p>19,77 %</text:p>
          </table:table-cell>
          <table:table-cell office:value-type="float" office:value="652609" calcext:value-type="float">
            <text:p>652.609</text:p>
          </table:table-cell>
          <table:table-cell office:value-type="float" office:value="65260.9" calcext:value-type="float">
            <text:p>65.261</text:p>
          </table:table-cell>
          <table:table-cell office:value-type="float" office:value="650354" calcext:value-type="float">
            <text:p>650.354</text:p>
          </table:table-cell>
          <table:table-cell office:value-type="float" office:value="98205" calcext:value-type="float">
            <text:p>98.205</text:p>
          </table:table-cell>
          <table:table-cell table:formula="of:=([.F5]-[.G5]+[.I5])/[.K5]" office:value-type="percentage" office:value="0.802259282052866" calcext:value-type="percentage">
            <text:p>80,23 %</text:p>
          </table:table-cell>
          <table:table-cell table:formula="of:=[.B5]+[.C5]+[.D5]+[.F5]-[.G5]-[.H5]+[.I5]" office:value-type="float" office:value="854528.1" calcext:value-type="float">
            <text:p>854.528</text:p>
          </table:table-cell>
          <table:table-cell table:formula="of:=[.B5]+[.C5]-[.D5]" office:value-type="float" office:value="709567" calcext:value-type="float">
            <text:p>709.567</text:p>
          </table:table-cell>
          <table:table-cell table:formula="of:=[.K5]-[.K4]" office:value-type="float" office:value="48851.9000000001" calcext:value-type="float">
            <text:p>48.852</text:p>
          </table:table-cell>
          <table:table-cell table:formula="of:=[.K5]/[.K4]-1" office:value-type="percentage" office:value="0.0606346569502738" calcext:value-type="percentage">
            <text:p>6,06 %</text:p>
          </table:table-cell>
          <table:table-cell table:style-name="ce1" table:formula="of:=[.A5]" office:value-type="string" office:string-value="2019-07-31" calcext:value-type="string">
            <text:p>2019-07-31</text:p>
          </table:table-cell>
          <table:table-cell table:formula="of:=[.K5]-[.K3]" office:value-type="float" office:value="6697.5" calcext:value-type="float">
            <text:p>6.698</text:p>
          </table:table-cell>
          <table:table-cell office:value-type="float" office:value="26701.804" calcext:value-type="float">
            <text:p>26.70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2019-08-15</text:p>
          </table:table-cell>
          <table:table-cell office:value-type="float" office:value="22764407" calcext:value-type="float">
            <text:p>22.764.407</text:p>
          </table:table-cell>
          <table:table-cell office:value-type="float" office:value="-21998969" calcext:value-type="float">
            <text:p>-21.998.969</text:p>
          </table:table-cell>
          <table:table-cell office:value-type="float" office:value="0" calcext:value-type="float">
            <text:p>0</text:p>
          </table:table-cell>
          <table:table-cell table:formula="of:=([.B6]+[.C6]+[.D6]-[.H6])/[.K6]" office:value-type="percentage" office:value="-0.0847362114195032" calcext:value-type="percentage">
            <text:p>-8,47 %</text:p>
          </table:table-cell>
          <table:table-cell office:value-type="float" office:value="899495" calcext:value-type="float">
            <text:p>899.495</text:p>
          </table:table-cell>
          <table:table-cell office:value-type="float" office:value="89949.5" calcext:value-type="float">
            <text:p>89.950</text:p>
          </table:table-cell>
          <table:table-cell office:value-type="float" office:value="850471" calcext:value-type="float">
            <text:p>850.471</text:p>
          </table:table-cell>
          <table:table-cell office:value-type="float" office:value="278990" calcext:value-type="float">
            <text:p>278.990</text:p>
          </table:table-cell>
          <table:table-cell table:formula="of:=([.F6]-[.G6]+[.I6])/[.K6]" office:value-type="percentage" office:value="1.0847362114195" calcext:value-type="percentage">
            <text:p>108,47 %</text:p>
          </table:table-cell>
          <table:table-cell table:formula="of:=[.B6]+[.C6]+[.D6]+[.F6]-[.G6]-[.H6]+[.I6]" office:value-type="float" office:value="1003502.5" calcext:value-type="float">
            <text:p>1.003.503</text:p>
          </table:table-cell>
          <table:table-cell table:formula="of:=[.B6]+[.C6]-[.D6]" office:value-type="float" office:value="765438" calcext:value-type="float">
            <text:p>765.438</text:p>
          </table:table-cell>
          <table:table-cell table:formula="of:=[.K6]-[.K5]" office:value-type="float" office:value="148974.4" calcext:value-type="float">
            <text:p>148.974</text:p>
          </table:table-cell>
          <table:table-cell table:formula="of:=[.K6]/[.K5]-1" office:value-type="percentage" office:value="0.174335285170844" calcext:value-type="percentage">
            <text:p>17,43 %</text:p>
          </table:table-cell>
          <table:table-cell table:style-name="ce1" table:formula="of:=[.A6]" office:value-type="string" office:string-value="2019-08-15" calcext:value-type="string">
            <text:p>2019-08-1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2019-08-31</text:p>
          </table:table-cell>
          <table:table-cell table:style-name="ce13" office:value-type="float" office:value="26813563" calcext:value-type="float">
            <text:p>26.813.563</text:p>
          </table:table-cell>
          <table:table-cell table:style-name="ce13" office:value-type="float" office:value="-26086837" calcext:value-type="float">
            <text:p>-26.086.837</text:p>
          </table:table-cell>
          <table:table-cell table:style-name="ce13" office:value-type="float" office:value="16297" calcext:value-type="float">
            <text:p>16.297</text:p>
          </table:table-cell>
          <table:table-cell table:style-name="ce21" table:formula="of:=([.B7]+[.C7]+[.D7]-[.H7])/[.K7]" office:value-type="percentage" office:value="0.192818898645274" calcext:value-type="percentage">
            <text:p>19,28 %</text:p>
          </table:table-cell>
          <table:table-cell table:style-name="ce13" office:value-type="float" office:value="862784" calcext:value-type="float">
            <text:p>862.784</text:p>
          </table:table-cell>
          <table:table-cell table:style-name="ce13" office:value-type="float" office:value="86278.4" calcext:value-type="float">
            <text:p>86.278</text:p>
          </table:table-cell>
          <table:table-cell table:style-name="ce13" office:value-type="float" office:value="545306" calcext:value-type="float">
            <text:p>545.306</text:p>
          </table:table-cell>
          <table:table-cell table:style-name="ce13" office:value-type="float" office:value="51180" calcext:value-type="float">
            <text:p>51.180</text:p>
          </table:table-cell>
          <table:table-cell table:style-name="ce21" table:formula="of:=([.F7]-[.G7]+[.I7])/[.K7]" office:value-type="percentage" office:value="0.807181101354726" calcext:value-type="percentage">
            <text:p>80,72 %</text:p>
          </table:table-cell>
          <table:table-cell table:style-name="ce29" table:formula="of:=[.B7]+[.C7]+[.D7]+[.F7]-[.G7]-[.H7]+[.I7]" office:value-type="float" office:value="1025402.6" calcext:value-type="float">
            <text:p>1.025.403</text:p>
          </table:table-cell>
          <table:table-cell table:formula="of:=[.B7]+[.C7]-[.D7]" office:value-type="float" office:value="710429" calcext:value-type="float">
            <text:p>710.429</text:p>
          </table:table-cell>
          <table:table-cell table:style-name="ce29" table:formula="of:=[.K7]-[.K6]" office:value-type="float" office:value="21900.1000000001" calcext:value-type="float">
            <text:p>21.900</text:p>
          </table:table-cell>
          <table:table-cell table:style-name="ce36" table:formula="of:=[.K7]/[.K6]-1" office:value-type="percentage" office:value="0.0218236626216677" calcext:value-type="percentage">
            <text:p>2,18 %</text:p>
          </table:table-cell>
          <table:table-cell table:style-name="ce1" table:formula="of:=[.A7]" office:value-type="string" office:string-value="2019-08-31" calcext:value-type="string">
            <text:p>2019-08-31</text:p>
          </table:table-cell>
          <table:table-cell table:style-name="ce29" table:formula="of:=[.K7]-[.K4]" office:value-type="float" office:value="219726.4" calcext:value-type="float">
            <text:p>219.726</text:p>
          </table:table-cell>
          <table:table-cell office:value-type="float" office:value="9899.85279999976" calcext:value-type="float">
            <text:p>9.900</text:p>
          </table:table-cell>
          <table:table-cell table:number-columns-repeated="2"/>
          <table:table-cell table:style-name="ce48" table:number-columns-repeated="1004"/>
          <table:table-cell/>
        </table:table-row>
        <table:table-row table:style-name="ro2">
          <table:table-cell table:style-name="ce2" office:value-type="string" calcext:value-type="string">
            <text:p>2019-09-01</text:p>
          </table:table-cell>
          <table:table-cell office:value-type="float" office:value="26813563" calcext:value-type="float">
            <text:p>26.813.563</text:p>
          </table:table-cell>
          <table:table-cell office:value-type="float" office:value="-26086837" calcext:value-type="float">
            <text:p>-26.086.837</text:p>
          </table:table-cell>
          <table:table-cell office:value-type="float" office:value="16297" calcext:value-type="float">
            <text:p>16.297</text:p>
          </table:table-cell>
          <table:table-cell table:formula="of:=([.B8]+[.C8]+[.D8]-[.H8])/[.K8]" office:value-type="percentage" office:value="0.206532617596215" calcext:value-type="percentage">
            <text:p>20,65 %</text:p>
          </table:table-cell>
          <table:table-cell office:value-type="float" office:value="843999" calcext:value-type="float">
            <text:p>843.999</text:p>
          </table:table-cell>
          <table:table-cell office:value-type="float" office:value="84399.9" calcext:value-type="float">
            <text:p>84.400</text:p>
          </table:table-cell>
          <table:table-cell office:value-type="float" office:value="545306" calcext:value-type="float">
            <text:p>545.306</text:p>
          </table:table-cell>
          <table:table-cell office:value-type="float" office:value="0" calcext:value-type="float">
            <text:p>0</text:p>
          </table:table-cell>
          <table:table-cell table:formula="of:=([.F8]-[.G8]+[.I8])/[.K8]" office:value-type="percentage" office:value="0.793467382403785" calcext:value-type="percentage">
            <text:p>79,35 %</text:p>
          </table:table-cell>
          <table:table-cell table:formula="of:=[.B8]+[.C8]+[.D8]+[.F8]-[.G8]-[.H8]+[.I8]" office:value-type="float" office:value="957316.1" calcext:value-type="float">
            <text:p>957.316</text:p>
          </table:table-cell>
          <table:table-cell table:formula="of:=[.B8]+[.C8]-[.D8]" office:value-type="float" office:value="710429" calcext:value-type="float">
            <text:p>710.429</text:p>
          </table:table-cell>
          <table:table-cell table:formula="of:=[.K8]-[.K7]" office:value-type="float" office:value="-68086.5" calcext:value-type="float">
            <text:p>-68.087</text:p>
          </table:table-cell>
          <table:table-cell table:formula="of:=[.K8]/[.K7]-1" office:value-type="percentage" office:value="-0.0663997731232591" calcext:value-type="percentage">
            <text:p>-6,64 %</text:p>
          </table:table-cell>
          <table:table-cell table:style-name="ce1" table:formula="of:=[.A8]" office:value-type="string" office:string-value="2019-09-01" calcext:value-type="string">
            <text:p>2019-09-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2019-09-15</text:p>
          </table:table-cell>
          <table:table-cell office:value-type="float" office:value="27529577" calcext:value-type="float">
            <text:p>27.529.577</text:p>
          </table:table-cell>
          <table:table-cell office:value-type="float" office:value="-26656305" calcext:value-type="float">
            <text:p>-26.656.305</text:p>
          </table:table-cell>
          <table:table-cell office:value-type="float" office:value="8221" calcext:value-type="float">
            <text:p>8.221</text:p>
          </table:table-cell>
          <table:table-cell table:formula="of:=([.B9]+[.C9]+[.D9]-[.H9])/[.K9]" office:value-type="percentage" office:value="0.1732671424139" calcext:value-type="percentage">
            <text:p>17,33 %</text:p>
          </table:table-cell>
          <table:table-cell office:value-type="float" office:value="930930" calcext:value-type="float">
            <text:p>930.930</text:p>
          </table:table-cell>
          <table:table-cell office:value-type="float" office:value="93093" calcext:value-type="float">
            <text:p>93.093</text:p>
          </table:table-cell>
          <table:table-cell office:value-type="float" office:value="700000" calcext:value-type="float">
            <text:p>700.000</text:p>
          </table:table-cell>
          <table:table-cell office:value-type="float" office:value="28145" calcext:value-type="float">
            <text:p>28.145</text:p>
          </table:table-cell>
          <table:table-cell table:formula="of:=([.F9]-[.G9]+[.I9])/[.K9]" office:value-type="percentage" office:value="0.8267328575861" calcext:value-type="percentage">
            <text:p>82,67 %</text:p>
          </table:table-cell>
          <table:table-cell table:formula="of:=[.B9]+[.C9]+[.D9]+[.F9]-[.G9]-[.H9]+[.I9]" office:value-type="float" office:value="1047475" calcext:value-type="float">
            <text:p>1.047.475</text:p>
          </table:table-cell>
          <table:table-cell table:formula="of:=[.B9]+[.C9]-[.D9]" office:value-type="float" office:value="865051" calcext:value-type="float">
            <text:p>865.051</text:p>
          </table:table-cell>
          <table:table-cell table:formula="of:=[.K9]-[.K8]" office:value-type="float" office:value="90158.8999999999" calcext:value-type="float">
            <text:p>90.159</text:p>
          </table:table-cell>
          <table:table-cell table:formula="of:=[.K9]/[.K8]-1" office:value-type="percentage" office:value="0.0941788193053474" calcext:value-type="percentage">
            <text:p>9,42 %</text:p>
          </table:table-cell>
          <table:table-cell table:style-name="ce1" table:formula="of:=[.A9]" office:value-type="string" office:string-value="2019-09-15" calcext:value-type="string">
            <text:p>2019-09-1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2019-09-30</text:p>
          </table:table-cell>
          <table:table-cell office:value-type="float" office:value="28404092" calcext:value-type="float">
            <text:p>28.404.092</text:p>
          </table:table-cell>
          <table:table-cell office:value-type="float" office:value="-27335338" calcext:value-type="float">
            <text:p>-27.335.338</text:p>
          </table:table-cell>
          <table:table-cell office:value-type="float" office:value="0" calcext:value-type="float">
            <text:p>0</text:p>
          </table:table-cell>
          <table:table-cell table:formula="of:=([.B10]+[.C10]+[.D10]-[.H10])/[.K10]" office:value-type="percentage" office:value="0.266648807410034" calcext:value-type="percentage">
            <text:p>26,66 %</text:p>
          </table:table-cell>
          <table:table-cell office:value-type="float" office:value="933249" calcext:value-type="float">
            <text:p>933.249</text:p>
          </table:table-cell>
          <table:table-cell office:value-type="float" office:value="93324.9" calcext:value-type="float">
            <text:p>93.325</text:p>
          </table:table-cell>
          <table:table-cell office:value-type="float" office:value="746851" calcext:value-type="float">
            <text:p>746.851</text:p>
          </table:table-cell>
          <table:table-cell office:value-type="float" office:value="45390" calcext:value-type="float">
            <text:p>45.390</text:p>
          </table:table-cell>
          <table:table-cell table:formula="of:=([.F10]-[.G10]+[.I10])/[.K10]" office:value-type="percentage" office:value="0.733351192589966" calcext:value-type="percentage">
            <text:p>73,34 %</text:p>
          </table:table-cell>
          <table:table-cell table:formula="of:=[.B10]+[.C10]+[.D10]+[.F10]-[.G10]-[.H10]+[.I10]" office:value-type="float" office:value="1207217.1" calcext:value-type="float">
            <text:p>1.207.217</text:p>
          </table:table-cell>
          <table:table-cell table:formula="of:=[.B10]+[.C10]-[.D10]" office:value-type="float" office:value="1068754" calcext:value-type="float">
            <text:p>1.068.754</text:p>
          </table:table-cell>
          <table:table-cell table:formula="of:=[.K10]-[.K9]" office:value-type="float" office:value="159742.1" calcext:value-type="float">
            <text:p>159.742</text:p>
          </table:table-cell>
          <table:table-cell table:formula="of:=[.K10]/[.K9]-1" office:value-type="percentage" office:value="0.152502064488413" calcext:value-type="percentage">
            <text:p>15,25 %</text:p>
          </table:table-cell>
          <table:table-cell table:style-name="ce1" table:formula="of:=[.A10]" office:value-type="string" office:string-value="2019-09-30" calcext:value-type="string">
            <text:p>2019-09-30</text:p>
          </table:table-cell>
          <table:table-cell table:formula="of:=[.K10]-[.K7]" office:value-type="float" office:value="181814.5" calcext:value-type="float">
            <text:p>181.815</text:p>
          </table:table-cell>
          <table:table-cell office:value-type="float" office:value="35682.6111999999" calcext:value-type="float">
            <text:p>35.68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2019-10-15</text:p>
          </table:table-cell>
          <table:table-cell office:value-type="float" office:value="28955937" calcext:value-type="float">
            <text:p>28.955.937</text:p>
          </table:table-cell>
          <table:table-cell office:value-type="float" office:value="-27746413" calcext:value-type="float">
            <text:p>-27.746.413</text:p>
          </table:table-cell>
          <table:table-cell office:value-type="float" office:value="24025" calcext:value-type="float">
            <text:p>24.025</text:p>
          </table:table-cell>
          <table:table-cell table:formula="of:=([.B11]+[.C11]+[.D11]-[.H11])/[.K11]" office:value-type="percentage" office:value="0.214065745786228" calcext:value-type="percentage">
            <text:p>21,41 %</text:p>
          </table:table-cell>
          <table:table-cell office:value-type="float" office:value="805178" calcext:value-type="float">
            <text:p>805.178</text:p>
          </table:table-cell>
          <table:table-cell office:value-type="float" office:value="80517.8" calcext:value-type="float">
            <text:p>80.518</text:p>
          </table:table-cell>
          <table:table-cell office:value-type="float" office:value="999461" calcext:value-type="float">
            <text:p>999.461</text:p>
          </table:table-cell>
          <table:table-cell office:value-type="float" office:value="134785" calcext:value-type="float">
            <text:p>134.785</text:p>
          </table:table-cell>
          <table:table-cell table:formula="of:=([.F11]-[.G11]+[.I11])/[.K11]" office:value-type="percentage" office:value="0.785934254213772" calcext:value-type="percentage">
            <text:p>78,59 %</text:p>
          </table:table-cell>
          <table:table-cell table:formula="of:=[.B11]+[.C11]+[.D11]+[.F11]-[.G11]-[.H11]+[.I11]" office:value-type="float" office:value="1093533.2" calcext:value-type="float">
            <text:p>1.093.533</text:p>
          </table:table-cell>
          <table:table-cell table:formula="of:=[.B11]+[.C11]-[.D11]" office:value-type="float" office:value="1185499" calcext:value-type="float">
            <text:p>1.185.499</text:p>
          </table:table-cell>
          <table:table-cell table:formula="of:=[.K11]-[.K10]" office:value-type="float" office:value="-113683.9" calcext:value-type="float">
            <text:p>-113.684</text:p>
          </table:table-cell>
          <table:table-cell table:formula="of:=[.K11]/[.K10]-1" office:value-type="percentage" office:value="-0.0941702200871741" calcext:value-type="percentage">
            <text:p>-9,42 %</text:p>
          </table:table-cell>
          <table:table-cell table:style-name="ce1" table:formula="of:=[.A11]" office:value-type="string" office:string-value="2019-10-15" calcext:value-type="string">
            <text:p>2019-10-1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2019-10-31</text:p>
          </table:table-cell>
          <table:table-cell table:style-name="ce14" office:value-type="float" office:value="31460090" calcext:value-type="float">
            <text:p>31.460.090</text:p>
          </table:table-cell>
          <table:table-cell table:style-name="ce14" office:value-type="float" office:value="-30094243" calcext:value-type="float">
            <text:p>-30.094.243</text:p>
          </table:table-cell>
          <table:table-cell table:style-name="ce14" office:value-type="float" office:value="53943" calcext:value-type="float">
            <text:p>53.943</text:p>
          </table:table-cell>
          <table:table-cell table:style-name="ce22" table:formula="of:=([.B12]+[.C12]+[.D12]-[.H12])/[.K12]" office:value-type="percentage" office:value="0.468752733473356" calcext:value-type="percentage">
            <text:p>46,88 %</text:p>
          </table:table-cell>
          <table:table-cell table:style-name="ce14" office:value-type="float" office:value="745194" calcext:value-type="float">
            <text:p>745.194</text:p>
          </table:table-cell>
          <table:table-cell table:style-name="ce14" office:value-type="float" office:value="74519.4" calcext:value-type="float">
            <text:p>74.519</text:p>
          </table:table-cell>
          <table:table-cell table:style-name="ce14" office:value-type="float" office:value="782076" calcext:value-type="float">
            <text:p>782.076</text:p>
          </table:table-cell>
          <table:table-cell table:style-name="ce14" office:value-type="float" office:value="52060" calcext:value-type="float">
            <text:p>52.060</text:p>
          </table:table-cell>
          <table:table-cell table:style-name="ce22" table:formula="of:=([.F12]-[.G12]+[.I12])/[.K12]" office:value-type="percentage" office:value="0.531247266526644" calcext:value-type="percentage">
            <text:p>53,12 %</text:p>
          </table:table-cell>
          <table:table-cell table:style-name="ce30" table:formula="of:=[.B12]+[.C12]+[.D12]+[.F12]-[.G12]-[.H12]+[.I12]" office:value-type="float" office:value="1360448.6" calcext:value-type="float">
            <text:p>1.360.449</text:p>
          </table:table-cell>
          <table:table-cell table:formula="of:=[.B12]+[.C12]-[.D12]" office:value-type="float" office:value="1311904" calcext:value-type="float">
            <text:p>1.311.904</text:p>
          </table:table-cell>
          <table:table-cell table:style-name="ce30" table:formula="of:=[.K12]-[.K11]" office:value-type="float" office:value="266915.4" calcext:value-type="float">
            <text:p>266.915</text:p>
          </table:table-cell>
          <table:table-cell table:style-name="ce37" table:formula="of:=[.K12]/[.K11]-1" office:value-type="percentage" office:value="0.24408531903741" calcext:value-type="percentage">
            <text:p>24,41 %</text:p>
          </table:table-cell>
          <table:table-cell table:style-name="ce1" table:formula="of:=[.A12]" office:value-type="string" office:string-value="2019-10-31" calcext:value-type="string">
            <text:p>2019-10-31</text:p>
          </table:table-cell>
          <table:table-cell table:style-name="ce30" table:formula="of:=[.K12]-[.K10]" office:value-type="float" office:value="153231.5" calcext:value-type="float">
            <text:p>153.232</text:p>
          </table:table-cell>
          <table:table-cell office:value-type="float" office:value="28607.0484000002" calcext:value-type="float">
            <text:p>28.607</text:p>
          </table:table-cell>
          <table:table-cell table:number-columns-repeated="2"/>
          <table:table-cell table:style-name="ce49" table:number-columns-repeated="1004"/>
          <table:table-cell/>
        </table:table-row>
        <table:table-row table:style-name="ro2">
          <table:table-cell table:style-name="ce5" office:value-type="string" calcext:value-type="string">
            <text:p>2019-11-15</text:p>
          </table:table-cell>
          <table:table-cell table:style-name="ce14" office:value-type="float" office:value="34456968" calcext:value-type="float">
            <text:p>34.456.968</text:p>
          </table:table-cell>
          <table:table-cell table:style-name="ce14" office:value-type="float" office:value="-32931415" calcext:value-type="float">
            <text:p>-32.931.415</text:p>
          </table:table-cell>
          <table:table-cell table:style-name="ce14" office:value-type="float" office:value="5339" calcext:value-type="float">
            <text:p>5.339</text:p>
          </table:table-cell>
          <table:table-cell table:style-name="ce22" table:formula="of:=([.B13]+[.C13]+[.D13]-[.H13])/[.K13]" office:value-type="percentage" office:value="0.257969695247201" calcext:value-type="percentage">
            <text:p>25,80 %</text:p>
          </table:table-cell>
          <table:table-cell table:style-name="ce14" office:value-type="float" office:value="1021007" calcext:value-type="float">
            <text:p>1.021.007</text:p>
          </table:table-cell>
          <table:table-cell table:style-name="ce14" office:value-type="float" office:value="102100.7" calcext:value-type="float">
            <text:p>102.101</text:p>
          </table:table-cell>
          <table:table-cell table:style-name="ce14" office:value-type="float" office:value="1209124" calcext:value-type="float">
            <text:p>1.209.124</text:p>
          </table:table-cell>
          <table:table-cell table:style-name="ce14" office:value-type="float" office:value="6635" calcext:value-type="float">
            <text:p>6.635</text:p>
          </table:table-cell>
          <table:table-cell table:style-name="ce22" table:formula="of:=([.F13]-[.G13]+[.I13])/[.K13]" office:value-type="percentage" office:value="0.742030304752799" calcext:value-type="percentage">
            <text:p>74,20 %</text:p>
          </table:table-cell>
          <table:table-cell table:style-name="ce30" table:formula="of:=[.B13]+[.C13]+[.D13]+[.F13]-[.G13]-[.H13]+[.I13]" office:value-type="float" office:value="1247309.3" calcext:value-type="float">
            <text:p>1.247.309</text:p>
          </table:table-cell>
          <table:table-cell table:formula="of:=[.B13]+[.C13]-[.D13]" office:value-type="float" office:value="1520214" calcext:value-type="float">
            <text:p>1.520.214</text:p>
          </table:table-cell>
          <table:table-cell table:style-name="ce30" table:formula="of:=[.K13]-[.K12]" office:value-type="float" office:value="-113139.3" calcext:value-type="float">
            <text:p>-113.139</text:p>
          </table:table-cell>
          <table:table-cell table:style-name="ce37" table:formula="of:=[.K13]/[.K12]-1" office:value-type="percentage" office:value="-0.0831632301286505" calcext:value-type="percentage">
            <text:p>-8,32 %</text:p>
          </table:table-cell>
          <table:table-cell table:style-name="ce1" table:formula="of:=[.A13]" office:value-type="string" office:string-value="2019-11-15" calcext:value-type="string">
            <text:p>2019-11-15</text:p>
          </table:table-cell>
          <table:table-cell table:style-name="ce30" table:number-columns-repeated="2"/>
          <table:table-cell table:number-columns-repeated="2"/>
          <table:table-cell table:style-name="ce49" table:number-columns-repeated="1004"/>
          <table:table-cell/>
        </table:table-row>
        <table:table-row table:style-name="ro2">
          <table:table-cell table:style-name="ce2" office:value-type="string" calcext:value-type="string">
            <text:p>2019-11-30</text:p>
          </table:table-cell>
          <table:table-cell office:value-type="float" office:value="34505684" calcext:value-type="float">
            <text:p>34.505.684</text:p>
          </table:table-cell>
          <table:table-cell office:value-type="float" office:value="-33345363" calcext:value-type="float">
            <text:p>-33.345.363</text:p>
          </table:table-cell>
          <table:table-cell office:value-type="float" office:value="6003" calcext:value-type="float">
            <text:p>6.003</text:p>
          </table:table-cell>
          <table:table-cell table:formula="of:=([.B14]+[.C14]+[.D14]-[.H14])/[.K14]" office:value-type="percentage" office:value="0.324387560624138" calcext:value-type="percentage">
            <text:p>32,44 %</text:p>
          </table:table-cell>
          <table:table-cell office:value-type="float" office:value="740818" calcext:value-type="float">
            <text:p>740.818</text:p>
          </table:table-cell>
          <table:table-cell office:value-type="float" office:value="74081.8" calcext:value-type="float">
            <text:p>74.082</text:p>
          </table:table-cell>
          <table:table-cell office:value-type="float" office:value="735063" calcext:value-type="float">
            <text:p>735.063</text:p>
          </table:table-cell>
          <table:table-cell office:value-type="float" office:value="231465" calcext:value-type="float">
            <text:p>231.465</text:p>
          </table:table-cell>
          <table:table-cell table:formula="of:=([.F14]-[.G14]+[.I14])/[.K14]" office:value-type="percentage" office:value="0.675612439375862" calcext:value-type="percentage">
            <text:p>67,56 %</text:p>
          </table:table-cell>
          <table:table-cell table:formula="of:=[.B14]+[.C14]+[.D14]+[.F14]-[.G14]-[.H14]+[.I14]" office:value-type="float" office:value="1329462.2" calcext:value-type="float">
            <text:p>1.329.462</text:p>
          </table:table-cell>
          <table:table-cell table:formula="of:=[.B14]+[.C14]-[.D14]" office:value-type="float" office:value="1154318" calcext:value-type="float">
            <text:p>1.154.318</text:p>
          </table:table-cell>
          <table:table-cell table:formula="of:=[.K14]-[.K13]" office:value-type="float" office:value="82152.9000000001" calcext:value-type="float">
            <text:p>82.153</text:p>
          </table:table-cell>
          <table:table-cell table:formula="of:=[.K14]/[.K13]-1" office:value-type="percentage" office:value="0.0658640964193886" calcext:value-type="percentage">
            <text:p>6,59 %</text:p>
          </table:table-cell>
          <table:table-cell table:style-name="ce1" table:formula="of:=[.A14]" office:value-type="string" office:string-value="2019-11-30" calcext:value-type="string">
            <text:p>2019-11-30</text:p>
          </table:table-cell>
          <table:table-cell table:formula="of:=[.K14]-[.K12]" office:value-type="float" office:value="-30986.4000000001" calcext:value-type="float">
            <text:p>-30.986</text:p>
          </table:table-cell>
          <table:table-cell office:value-type="float" office:value="35418.8824" calcext:value-type="float">
            <text:p>35.419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2019-12-15</text:p>
          </table:table-cell>
          <table:table-cell table:style-name="ce15" office:value-type="float" office:value="35187160" calcext:value-type="float">
            <text:p>35.187.160</text:p>
          </table:table-cell>
          <table:table-cell table:style-name="ce15" office:value-type="float" office:value="-33980131" calcext:value-type="float">
            <text:p>-33.980.131</text:p>
          </table:table-cell>
          <table:table-cell table:style-name="ce15" office:value-type="float" office:value="32144" calcext:value-type="float">
            <text:p>32.144</text:p>
          </table:table-cell>
          <table:table-cell table:style-name="ce23" table:formula="of:=([.B15]+[.C15]+[.D15]-[.H15])/[.K15]" office:value-type="percentage" office:value="0.523914673792527" calcext:value-type="percentage">
            <text:p>52,39 %</text:p>
          </table:table-cell>
          <table:table-cell table:style-name="ce15" office:value-type="float" office:value="583333" calcext:value-type="float">
            <text:p>583.333</text:p>
          </table:table-cell>
          <table:table-cell table:style-name="ce15" office:value-type="float" office:value="58333.3" calcext:value-type="float">
            <text:p>58.333</text:p>
          </table:table-cell>
          <table:table-cell table:style-name="ce15" office:value-type="float" office:value="527784" calcext:value-type="float">
            <text:p>527.784</text:p>
          </table:table-cell>
          <table:table-cell table:style-name="ce15" office:value-type="float" office:value="121445" calcext:value-type="float">
            <text:p>121.445</text:p>
          </table:table-cell>
          <table:table-cell table:style-name="ce23" table:formula="of:=([.F15]-[.G15]+[.I15])/[.K15]" office:value-type="percentage" office:value="0.476085326207473" calcext:value-type="percentage">
            <text:p>47,61 %</text:p>
          </table:table-cell>
          <table:table-cell table:style-name="ce31" table:formula="of:=[.B15]+[.C15]+[.D15]+[.F15]-[.G15]-[.H15]+[.I15]" office:value-type="float" office:value="1357833.7" calcext:value-type="float">
            <text:p>1.357.834</text:p>
          </table:table-cell>
          <table:table-cell table:style-name="ce31" table:formula="of:=[.B15]+[.C15]-[.D15]" office:value-type="float" office:value="1174885" calcext:value-type="float">
            <text:p>1.174.885</text:p>
          </table:table-cell>
          <table:table-cell table:style-name="ce31" table:formula="of:=[.K15]-[.K14]" office:value-type="float" office:value="28371.5" calcext:value-type="float">
            <text:p>28.372</text:p>
          </table:table-cell>
          <table:table-cell table:style-name="ce38" table:formula="of:=[.K15]/[.K14]-1" office:value-type="percentage" office:value="0.0213405841850938" calcext:value-type="percentage">
            <text:p>2,13 %</text:p>
          </table:table-cell>
          <table:table-cell table:style-name="ce41" table:formula="of:=[.A15]" office:value-type="string" office:string-value="2019-12-15" calcext:value-type="string">
            <text:p>2019-12-15</text:p>
          </table:table-cell>
          <table:table-cell table:style-name="ce31" table:number-columns-repeated="2"/>
          <table:table-cell table:style-name="ce44" table:number-columns-repeated="2"/>
          <table:table-cell table:style-name="ce50" table:number-columns-repeated="1005"/>
        </table:table-row>
        <table:table-row table:style-name="ro2">
          <table:table-cell table:style-name="ce6" office:value-type="string" calcext:value-type="string">
            <text:p>2019-12-31</text:p>
          </table:table-cell>
          <table:table-cell table:style-name="ce15" office:value-type="float" office:value="35786656" calcext:value-type="float">
            <text:p>35.786.656</text:p>
          </table:table-cell>
          <table:table-cell table:style-name="ce15" office:value-type="float" office:value="-34458199" calcext:value-type="float">
            <text:p>-34.458.199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([.B16]+[.C16]+[.D16]-[.H16])/[.K16]" office:value-type="percentage" office:value="0.397437802154664" calcext:value-type="percentage">
            <text:p>39,74 %</text:p>
          </table:table-cell>
          <table:table-cell table:style-name="ce15" office:value-type="float" office:value="766295" calcext:value-type="float">
            <text:p>766.295</text:p>
          </table:table-cell>
          <table:table-cell table:style-name="ce15" office:value-type="float" office:value="76629.5" calcext:value-type="float">
            <text:p>76.630</text:p>
          </table:table-cell>
          <table:table-cell table:style-name="ce15" office:value-type="float" office:value="816171" calcext:value-type="float">
            <text:p>816.171</text:p>
          </table:table-cell>
          <table:table-cell table:style-name="ce15" office:value-type="float" office:value="87020" calcext:value-type="float">
            <text:p>87.020</text:p>
          </table:table-cell>
          <table:table-cell table:style-name="ce23" table:formula="of:=([.F16]-[.G16]+[.I16])/[.K16]" office:value-type="percentage" office:value="0.602562197845336" calcext:value-type="percentage">
            <text:p>60,26 %</text:p>
          </table:table-cell>
          <table:table-cell table:style-name="ce31" table:formula="of:=[.B16]+[.C16]+[.D16]+[.F16]-[.G16]-[.H16]+[.I16]" office:value-type="float" office:value="1288971.5" calcext:value-type="float">
            <text:p>1.288.972</text:p>
          </table:table-cell>
          <table:table-cell table:style-name="ce31" table:formula="of:=[.B16]+[.C16]-[.D16]" office:value-type="float" office:value="1328457" calcext:value-type="float">
            <text:p>1.328.457</text:p>
          </table:table-cell>
          <table:table-cell table:style-name="ce31" table:formula="of:=[.K16]-[.K15]" office:value-type="float" office:value="-68862.2" calcext:value-type="float">
            <text:p>-68.862</text:p>
          </table:table-cell>
          <table:table-cell table:style-name="ce38" table:formula="of:=[.K16]/[.K15]-1" office:value-type="percentage" office:value="-0.050714752476684" calcext:value-type="percentage">
            <text:p>-5,07 %</text:p>
          </table:table-cell>
          <table:table-cell table:style-name="ce41" table:formula="of:=[.A16]" office:value-type="string" office:string-value="2019-12-31" calcext:value-type="string">
            <text:p>2019-12-31</text:p>
          </table:table-cell>
          <table:table-cell table:style-name="ce31" table:formula="of:=[.K16]-[.K14]" office:value-type="float" office:value="-40490.7" calcext:value-type="float">
            <text:p>-40.491</text:p>
          </table:table-cell>
          <table:table-cell table:style-name="ce31" office:value-type="float" office:value="24025.8384" calcext:value-type="float">
            <text:p>24.026</text:p>
          </table:table-cell>
          <table:table-cell table:style-name="ce44" office:value-type="float" office:value="77.9" calcext:value-type="float">
            <text:p>77,9</text:p>
          </table:table-cell>
          <table:table-cell table:style-name="ce44" table:formula="of:=[.K16]/[.R16]" office:value-type="float" office:value="16546.4890885751" calcext:value-type="float">
            <text:p>16546,4890885751</text:p>
          </table:table-cell>
          <table:table-cell table:style-name="ce50" table:number-columns-repeated="1005"/>
        </table:table-row>
        <table:table-row table:style-name="ro2">
          <table:table-cell table:style-name="ce7" office:value-type="string" calcext:value-type="string">
            <text:p>2020-01-15</text:p>
          </table:table-cell>
          <table:table-cell table:style-name="ce16" office:value-type="float" office:value="35826221" calcext:value-type="float">
            <text:p>35.826.221</text:p>
          </table:table-cell>
          <table:table-cell table:style-name="ce16" office:value-type="float" office:value="-34776989" calcext:value-type="float">
            <text:p>-34.776.989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formula="of:=([.B17]+[.C17]+[.D17]-[.H17])/[.K17]" office:value-type="percentage" office:value="0.201555315871471" calcext:value-type="percentage">
            <text:p>20,16 %</text:p>
          </table:table-cell>
          <table:table-cell table:style-name="ce16" office:value-type="float" office:value="1024240" calcext:value-type="float">
            <text:p>1.024.240</text:p>
          </table:table-cell>
          <table:table-cell table:style-name="ce16" office:value-type="float" office:value="102424" calcext:value-type="float">
            <text:p>102.424</text:p>
          </table:table-cell>
          <table:table-cell table:style-name="ce16" office:value-type="float" office:value="773410" calcext:value-type="float">
            <text:p>773.410</text:p>
          </table:table-cell>
          <table:table-cell table:style-name="ce16" office:value-type="float" office:value="170830" calcext:value-type="float">
            <text:p>170.830</text:p>
          </table:table-cell>
          <table:table-cell table:style-name="ce24" table:formula="of:=([.F17]-[.G17]+[.I17])/[.K17]" office:value-type="percentage" office:value="0.798444684128529" calcext:value-type="percentage">
            <text:p>79,84 %</text:p>
          </table:table-cell>
          <table:table-cell table:style-name="ce32" table:formula="of:=[.B17]+[.C17]+[.D17]+[.F17]-[.G17]-[.H17]+[.I17]" office:value-type="float" office:value="1368468" calcext:value-type="float">
            <text:p>1.368.468</text:p>
          </table:table-cell>
          <table:table-cell table:style-name="ce32" table:formula="of:=[.B17]+[.C17]-[.D17]" office:value-type="float" office:value="1049232" calcext:value-type="float">
            <text:p>1.049.232</text:p>
          </table:table-cell>
          <table:table-cell table:style-name="ce32" table:formula="of:=[.K17]-[.K16]" office:value-type="float" office:value="79496.5" calcext:value-type="float">
            <text:p>79.497</text:p>
          </table:table-cell>
          <table:table-cell table:style-name="ce39" table:formula="of:=[.K17]/[.K16]-1" office:value-type="percentage" office:value="0.0616743659576646" calcext:value-type="percentage">
            <text:p>6,17 %</text:p>
          </table:table-cell>
          <table:table-cell table:style-name="ce42" table:formula="of:=[.A17]" office:value-type="string" office:string-value="2020-01-15" calcext:value-type="string">
            <text:p>2020-01-15</text:p>
          </table:table-cell>
          <table:table-cell table:style-name="ce32"/>
          <table:table-cell table:style-name="ce32" office:value-type="float" office:value="24026.8384" calcext:value-type="float">
            <text:p>24.027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2">
          <table:table-cell table:style-name="ce7" office:value-type="string" calcext:value-type="string">
            <text:p>2020-02-15</text:p>
          </table:table-cell>
          <table:table-cell table:style-name="ce16" office:value-type="float" office:value="37775614" calcext:value-type="float">
            <text:p>37.775.614</text:p>
          </table:table-cell>
          <table:table-cell table:style-name="ce16" office:value-type="float" office:value="-36444580" calcext:value-type="float">
            <text:p>-36.444.580</text:p>
          </table:table-cell>
          <table:table-cell table:style-name="ce16" office:value-type="float" office:value="93271" calcext:value-type="float">
            <text:p>93.271</text:p>
          </table:table-cell>
          <table:table-cell table:style-name="ce24" table:formula="of:=([.B18]+[.C18]+[.D18]-[.H18])/[.K18]" office:value-type="percentage" office:value="0.406989099596384" calcext:value-type="percentage">
            <text:p>40,70 %</text:p>
          </table:table-cell>
          <table:table-cell table:style-name="ce16" office:value-type="float" office:value="815487" calcext:value-type="float">
            <text:p>815.487</text:p>
          </table:table-cell>
          <table:table-cell table:style-name="ce16" office:value-type="float" office:value="81548.7" calcext:value-type="float">
            <text:p>81.549</text:p>
          </table:table-cell>
          <table:table-cell table:style-name="ce16" office:value-type="float" office:value="911626" calcext:value-type="float">
            <text:p>911.626</text:p>
          </table:table-cell>
          <table:table-cell table:style-name="ce16" office:value-type="float" office:value="13070" calcext:value-type="float">
            <text:p>13.070</text:p>
          </table:table-cell>
          <table:table-cell table:style-name="ce24" table:formula="of:=([.F18]-[.G18]+[.I18])/[.K18]" office:value-type="percentage" office:value="0.593010900403616" calcext:value-type="percentage">
            <text:p>59,30 %</text:p>
          </table:table-cell>
          <table:table-cell table:style-name="ce32" table:formula="of:=[.B18]+[.C18]+[.D18]+[.F18]-[.G18]-[.H18]+[.I18]" office:value-type="float" office:value="1259687.3" calcext:value-type="float">
            <text:p>1.259.687</text:p>
          </table:table-cell>
          <table:table-cell table:style-name="ce32" table:formula="of:=[.B18]+[.C18]-[.D18]" office:value-type="float" office:value="1237763" calcext:value-type="float">
            <text:p>1.237.763</text:p>
          </table:table-cell>
          <table:table-cell table:style-name="ce32" table:formula="of:=[.K18]-[.K17]" office:value-type="float" office:value="-108780.7" calcext:value-type="float">
            <text:p>-108.781</text:p>
          </table:table-cell>
          <table:table-cell table:style-name="ce39" table:formula="of:=[.K18]/[.K17]-1" office:value-type="percentage" office:value="-0.0794908613135273" calcext:value-type="percentage">
            <text:p>-7,95 %</text:p>
          </table:table-cell>
          <table:table-cell table:style-name="ce42" table:formula="of:=[.A18]" office:value-type="string" office:string-value="2020-02-15" calcext:value-type="string">
            <text:p>2020-02-15</text:p>
          </table:table-cell>
          <table:table-cell table:style-name="ce32"/>
          <table:table-cell table:style-name="ce32" office:value-type="float" office:value="24027.8384" calcext:value-type="float">
            <text:p>24.028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2">
          <table:table-cell table:style-name="ce8" office:value-type="string" calcext:value-type="string">
            <text:p>2020-02-29</text:p>
          </table:table-cell>
          <table:table-cell office:value-type="float" office:value="38423551" calcext:value-type="float">
            <text:p>38.423.551</text:p>
          </table:table-cell>
          <table:table-cell office:value-type="float" office:value="-37119321" calcext:value-type="float">
            <text:p>-37.119.321</text:p>
          </table:table-cell>
          <table:table-cell office:value-type="float" office:value="0" calcext:value-type="float">
            <text:p>0</text:p>
          </table:table-cell>
          <table:table-cell table:formula="of:=([.B19]+[.C19]+[.D19]-[.H19])/[.K19]" office:value-type="percentage" office:value="0.554540915226542" calcext:value-type="percentage">
            <text:p>55,45 %</text:p>
          </table:table-cell>
          <table:table-cell office:value-type="float" office:value="631648" calcext:value-type="float">
            <text:p>631.648</text:p>
          </table:table-cell>
          <table:table-cell office:value-type="float" office:value="63164.8" calcext:value-type="float">
            <text:p>63.165</text:p>
          </table:table-cell>
          <table:table-cell office:value-type="float" office:value="516606" calcext:value-type="float">
            <text:p>516.606</text:p>
          </table:table-cell>
          <table:table-cell office:value-type="float" office:value="64210" calcext:value-type="float">
            <text:p>64.210</text:p>
          </table:table-cell>
          <table:table-cell table:formula="of:=([.F19]-[.G19]+[.I19])/[.K19]" office:value-type="percentage" office:value="0.445459084773458" calcext:value-type="percentage">
            <text:p>44,55 %</text:p>
          </table:table-cell>
          <table:table-cell table:formula="of:=[.B19]+[.C19]+[.D19]+[.F19]-[.G19]-[.H19]+[.I19]" office:value-type="float" office:value="1420317.2" calcext:value-type="float">
            <text:p>1.420.317</text:p>
          </table:table-cell>
          <table:table-cell table:formula="of:=[.B19]+[.C19]-[.D19]" office:value-type="float" office:value="1304230" calcext:value-type="float">
            <text:p>1.304.230</text:p>
          </table:table-cell>
          <table:table-cell table:formula="of:=[.K19]-[.K18]" office:value-type="float" office:value="160629.9" calcext:value-type="float">
            <text:p>160.630</text:p>
          </table:table-cell>
          <table:table-cell table:formula="of:=[.K19]/[.K18]-1" office:value-type="percentage" office:value="0.127515693775749" calcext:value-type="percentage">
            <text:p>12,75 %</text:p>
          </table:table-cell>
          <table:table-cell table:style-name="ce1" table:formula="of:=[.A19]" office:value-type="string" office:string-value="2020-02-29" calcext:value-type="string">
            <text:p>2020-02-29</text:p>
          </table:table-cell>
          <table:table-cell/>
          <table:table-cell office:value-type="float" office:value="24028.8384" calcext:value-type="float">
            <text:p>24.029</text:p>
          </table:table-cell>
          <table:table-cell office:value-type="float" office:value="83.75" calcext:value-type="float">
            <text:p>83,75</text:p>
          </table:table-cell>
          <table:table-cell table:formula="of:=[.K19]/[.R19]" office:value-type="float" office:value="16959.0113432836" calcext:value-type="float">
            <text:p>16959,0113432836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8"/>
          <table:table-cell table:style-name="ce25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7" office:value-type="string" calcext:value-type="string" table:number-columns-spanned="2" table:number-rows-spanned="1">
            <text:p>AUMENTO</text:p>
          </table:table-cell>
          <table:covered-table-cell/>
          <table:table-cell table:number-columns-repeated="3"/>
          <table:table-cell table:formula="of:=349000+1324506-132451-773410+170830" office:value-type="float" office:value="938475" calcext:value-type="float">
            <text:p>938.475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atrimonio_12051.E26:patrimonio_12051.E1048576 patrimonio_12051.J1:patrimonio_12051.J1048576 patrimonio_12051.E1:patrimonio_12051.E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ja2" table:style-name="ta1">
        <table:table-column table:style-name="co11" table:default-cell-style-name="ce52"/>
        <table:table-column table:style-name="co11" table:default-cell-style-name="ce55"/>
        <table:table-column table:style-name="co13" table:default-cell-style-name="ce52"/>
        <table:table-column table:style-name="co13" table:default-cell-style-name="ce57"/>
        <table:table-column table:style-name="co11" table:number-columns-repeated="3" table:default-cell-style-name="ce52"/>
        <table:table-column table:style-name="co11" table:default-cell-style-name="ce57"/>
        <table:table-column table:style-name="co14" table:default-cell-style-name="ce62"/>
        <table:table-column table:style-name="co13" table:default-cell-style-name="ce57"/>
        <table:table-column table:style-name="co11" table:default-cell-style-name="ce57"/>
        <table:table-column table:style-name="co15" table:default-cell-style-name="ce65"/>
        <table:table-column table:style-name="co16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PROOVEDOR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COBR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FACTURACION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PATRIMONIO</text:p>
          </table:table-cell>
          <table:table-cell office:value-type="string" calcext:value-type="string">
            <text:p>GANANCIA BRUTA</text:p>
          </table:table-cell>
          <table:table-cell office:value-type="string" calcext:value-type="string">
            <text:p>COSTOS</text:p>
          </table:table-cell>
          <table:table-cell office:value-type="string" calcext:value-type="string">
            <text:p>AUX</text:p>
          </table:table-cell>
          <table:table-cell table:number-columns-repeated="1007"/>
        </table:table-row>
        <table:table-row table:style-name="ro1">
          <table:table-cell table:style-name="ce53" office:value-type="string" calcext:value-type="string">
            <text:p>2019-12-15</text:p>
          </table:table-cell>
          <table:table-cell office:value-type="float" office:value="1239173" calcext:value-type="float">
            <text:p>1.239.173</text:p>
          </table:table-cell>
          <table:table-cell table:style-name="ce56"/>
          <table:table-cell table:style-name="ce58" office:value-type="float" office:value="527784" calcext:value-type="float">
            <text:p>527.784</text:p>
          </table:table-cell>
          <table:table-cell table:style-name="ce60" table:number-columns-repeated="3"/>
          <table:table-cell table:style-name="ce58" office:value-type="float" office:value="583333" calcext:value-type="float">
            <text:p>583.333</text:p>
          </table:table-cell>
          <table:table-cell table:style-name="ce63"/>
          <table:table-cell table:style-name="ce58" office:value-type="float" office:value="72018.2" calcext:value-type="float">
            <text:p>72.018</text:p>
          </table:table-cell>
          <table:table-cell table:style-name="ce58" office:value-type="float" office:value="121445" calcext:value-type="float">
            <text:p>121.445</text:p>
          </table:table-cell>
          <table:table-cell table:formula="of:=[.B2]-[.D2]+[.H2]-[.J2]+[.K2]" office:value-type="float" office:value="1344148.8" calcext:value-type="float">
            <text:p>1.344.149</text:p>
          </table:table-cell>
          <table:table-cell table:number-columns-repeated="1010"/>
        </table:table-row>
        <table:table-row table:style-name="ro1">
          <table:table-cell table:style-name="ce53" office:value-type="string" calcext:value-type="string">
            <text:p>2019-12-31</text:p>
          </table:table-cell>
          <table:table-cell office:value-type="float" office:value="1328457" calcext:value-type="float">
            <text:p>1.328.457</text:p>
          </table:table-cell>
          <table:table-cell table:style-name="ce56" table:formula="of:=[.B2]+[.E3]-[.B3]" office:value-type="float" office:value="506716" calcext:value-type="float">
            <text:p>506.716</text:p>
          </table:table-cell>
          <table:table-cell table:style-name="ce58" office:value-type="float" office:value="816171" calcext:value-type="float">
            <text:p>816.171</text:p>
          </table:table-cell>
          <table:table-cell table:style-name="ce60" office:value-type="float" office:value="596000" calcext:value-type="float">
            <text:p>596.000</text:p>
          </table:table-cell>
          <table:table-cell table:style-name="ce60" table:formula="of:=[.D2]+[.E3]-[.D3]" office:value-type="float" office:value="307613" calcext:value-type="float">
            <text:p>307.613</text:p>
          </table:table-cell>
          <table:table-cell table:style-name="ce60" table:formula="of:=[.H2]+[.I3]-[.H3]" office:value-type="float" office:value="459386" calcext:value-type="float">
            <text:p>459.386</text:p>
          </table:table-cell>
          <table:table-cell table:style-name="ce58" office:value-type="float" office:value="766295" calcext:value-type="float">
            <text:p>766.295</text:p>
          </table:table-cell>
          <table:table-cell table:style-name="ce63" office:value-type="float" office:value="642348" calcext:value-type="float">
            <text:p>642.348</text:p>
          </table:table-cell>
          <table:table-cell table:style-name="ce58" office:value-type="float" office:value="78355.6" calcext:value-type="float">
            <text:p>78.356</text:p>
          </table:table-cell>
          <table:table-cell table:style-name="ce58" office:value-type="float" office:value="87020" calcext:value-type="float">
            <text:p>87.020</text:p>
          </table:table-cell>
          <table:table-cell table:formula="of:=[.B3]-[.D3]+[.H3]-[.J3]+[.K3]" office:value-type="float" office:value="1287245.4" calcext:value-type="float">
            <text:p>1.287.245</text:p>
          </table:table-cell>
          <table:table-cell table:style-name="ce43" table:formula="of:=[.I3]-[.C3]" office:value-type="float" office:value="135632" calcext:value-type="float">
            <text:p>135632</text:p>
          </table:table-cell>
          <table:table-cell office:value-type="float" office:value="73000" calcext:value-type="float">
            <text:p>73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78068" calcext:value-type="float">
            <text:p>478068</text:p>
          </table:table-cell>
          <table:table-cell table:number-columns-repeated="2"/>
          <table:table-cell office:value-type="string" calcext:value-type="string">
            <text:p>pablo</text:p>
          </table:table-cell>
          <table:table-cell office:value-type="float" office:value="451000" calcext:value-type="float">
            <text:p>451000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formula="of:=[.C4]-[.C3]" office:value-type="float" office:value="-28648" calcext:value-type="float">
            <text:p>-28648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54" office:value-type="date" office:date-value="2020-01-15" calcext:value-type="date">
            <text:p>2020-01-15</text:p>
          </table:table-cell>
          <table:table-cell table:formula="of:=SUM([patrimonio_12051.B17:.D17])" office:value-type="float" office:value="1049232" calcext:value-type="float">
            <text:p>1.049.232</text:p>
          </table:table-cell>
          <table:table-cell table:formula="of:=[.B3]+[.E7]-[.B7]" office:value-type="float" office:value="311642" calcext:value-type="float">
            <text:p>311642</text:p>
          </table:table-cell>
          <table:table-cell table:style-name="ce58" table:formula="of:=[patrimonio_12051.H17]" office:value-type="float" office:value="773410" calcext:value-type="float">
            <text:p>773.410</text:p>
          </table:table-cell>
          <table:table-cell office:value-type="float" office:value="32417" calcext:value-type="float">
            <text:p>32417</text:p>
          </table:table-cell>
          <table:table-cell/>
          <table:table-cell table:formula="of:=[.H3]+[.I7]-[.H7]" office:value-type="float" office:value="151198" calcext:value-type="float">
            <text:p>151198</text:p>
          </table:table-cell>
          <table:table-cell office:value-type="float" office:value="1024240" calcext:value-type="float">
            <text:p>1024240</text:p>
          </table:table-cell>
          <table:table-cell table:style-name="ce63" office:value-type="float" office:value="409143" calcext:value-type="float">
            <text:p>409.143</text:p>
          </table:table-cell>
          <table:table-cell table:style-name="ce58" table:formula="of:=[patrimonio_12051.G17]" office:value-type="float" office:value="102424" calcext:value-type="float">
            <text:p>102.424</text:p>
          </table:table-cell>
          <table:table-cell table:style-name="ce58" table:formula="of:=[patrimonio_12051.I17]" office:value-type="float" office:value="170830" calcext:value-type="float">
            <text:p>170.830</text:p>
          </table:table-cell>
          <table:table-cell table:formula="of:=[.B7]-[.D7]+[.H7]-[.J7]+[.K7]" office:value-type="float" office:value="1368468" calcext:value-type="float">
            <text:p>1.368.468</text:p>
          </table:table-cell>
          <table:table-cell table:style-name="ce43" table:formula="of:=[.I7]-[.C7]" office:value-type="float" office:value="97501" calcext:value-type="float">
            <text:p>97501</text:p>
          </table:table-cell>
          <table:table-cell table:style-name="ce43" table:number-columns-repeated="1009"/>
        </table:table-row>
        <table:table-row table:style-name="ro1">
          <table:table-cell table:number-columns-repeated="2"/>
          <table:table-cell office:value-type="float" office:value="311732" calcext:value-type="float">
            <text:p>311732</text:p>
          </table:table-cell>
          <table:table-cell table:style-name="ce59"/>
          <table:table-cell table:style-name="ce61" table:number-columns-repeated="3"/>
          <table:table-cell table:style-name="ce59"/>
          <table:table-cell table:style-name="ce64"/>
          <table:table-cell table:style-name="ce59" table:number-columns-repeated="2"/>
          <table:table-cell table:number-columns-repeated="1011"/>
        </table:table-row>
        <table:table-row table:style-name="ro1">
          <table:table-cell table:number-columns-repeated="12"/>
          <table:table-cell table:formula="of:=[.L7]-[.L3]" office:value-type="float" office:value="81222.6000000001" calcext:value-type="float">
            <text:p>81222,6000000001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4"/>
          <table:table-cell office:value-type="float" office:value="29841" calcext:value-type="float">
            <text:p>29841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03726" calcext:value-type="float">
            <text:p>103726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36741" calcext:value-type="float">
            <text:p>136741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39417" calcext:value-type="float">
            <text:p>139417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32517" calcext:value-type="float">
            <text:p>32517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51701" calcext:value-type="float">
            <text:p>51701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28000" calcext:value-type="float">
            <text:p>28000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42521" calcext:value-type="float">
            <text:p>42521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Definido por el usuario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0">
      <number:number number:decimal-places="2" loext:min-decimal-places="2" number:min-integer-digits="1"/>
      <number:text>%</number:text>
    </number:percentage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number-style style:name="N123">
      <number:text/>
    </number:number-style>
    <number:number-style style:name="N125P0" style:volatile="true">
      <number:text>$</number:text>
      <number:number number:decimal-places="0" loext:min-decimal-places="0" number:min-integer-digits="1" number:grouping="true"/>
    </number:number-style>
    <number:number-style style:name="N125">
      <number:text>-$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number:text>-$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 </number:text>
      <number:number number:decimal-places="0" loext:min-decimal-places="0" number:min-integer-digits="1" number:grouping="true"/>
    </number:number-style>
    <number:number-style style:name="N147">
      <number:text>$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 </number:text>
      <number:number number:decimal-places="2" loext:min-decimal-places="2" number:min-integer-digits="1" number:grouping="true"/>
    </number:number-style>
    <number:number-style style:name="N150P0" style:volatile="true">
      <number:text>$ </number:text>
      <number:number number:decimal-places="2" loext:min-decimal-places="2" number:min-integer-digits="1" number:grouping="true"/>
    </number:number-style>
    <number:number-style style:name="N150">
      <number:text>$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loext:min-decimal-places="0" number:min-integer-digits="1" number:grouping="true"/>
      <number:text> €</number:text>
    </number:number-style>
    <number:number-style style:name="N16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2" style:volatile="true">
      <loext:text> </loext:text>
      <loext:fill-character> </loext:fill-character>
      <number:text>-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2" style:volatile="true">
      <loext:text> </loext:text>
      <loext:fill-character> </loext:fill-character>
      <number:text>-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7" number:title="Definido por el usuario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8" number:title="Definido por el usuario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0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loext:text> $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 number:title="Definido por el usuario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 number:title="Definido por el usuario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loext:text> 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2P1" style:volatile="true">
      <loext:text> $ </loext:text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20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$ </number:text>
      <number:number number:decimal-places="1" loext:min-decimal-places="1" number:min-integer-digits="1" number:grouping="true"/>
    </number:number-style>
    <number:number-style style:name="N204">
      <style:text-properties fo:color="#ff0000"/>
      <number:text>$ -</number:text>
      <number:number number:decimal-places="1" loext:min-decimal-places="1" number:min-integer-digits="1" number:grouping="true"/>
      <style:map style:condition="value()&gt;=0" style:apply-style-name="N204P0"/>
    </number:number-style>
    <number:number-style style:name="N205">
      <number:number number:decimal-places="4" loext:min-decimal-places="4" number:min-integer-digits="1"/>
    </number:number-style>
    <number:number-style style:name="N206">
      <number:text>$ </number:text>
      <number:number number:decimal-places="3" loext:min-decimal-places="3" number:min-integer-digits="1" number:grouping="true"/>
    </number:number-style>
    <number:number-style style:name="N207P0" style:volatile="true">
      <number:text>$ </number:text>
      <number:number number:decimal-places="3" loext:min-decimal-places="3" number:min-integer-digits="1" number:grouping="true"/>
    </number:number-style>
    <number:number-style style:name="N207">
      <style:text-properties fo:color="#ff0000"/>
      <number:text>$ -</number:text>
      <number:number number:decimal-places="3" loext:min-decimal-places="3" number:min-integer-digits="1" number:grouping="true"/>
      <style:map style:condition="value()&gt;=0" style:apply-style-name="N207P0"/>
    </number:number-style>
    <number:number-style style:name="N210P0" style:volatile="true">
      <loext:text> $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0P1" style:volatile="true">
      <loext:text> $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1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loext:text> 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3P1" style:volatile="true">
      <loext:text> $ </loext:text>
      <loext:fill-character> </loext:fill-character>
      <number:text>-</number:text>
      <number:number number:decimal-places="4" loext:min-decimal-places="4" number:min-integer-digits="1" number:grouping="true"/>
      <number:text> </number:text>
    </number:number-style>
    <number:number-style style:name="N21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text> 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1" style:volatile="true">
      <loext:text> $ </loext:text>
      <loext:fill-character> </loext:fill-character>
      <number:text>-</number:text>
      <number:number number:decimal-places="5" loext:min-decimal-places="5" number:min-integer-digits="1" number:grouping="true"/>
      <number:text> </number:text>
    </number:number-style>
    <number:number-style style:name="N2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text> 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220P1" style:volatile="true">
      <loext:text> $ </loext:text>
      <loext:fill-character> </loext:fill-character>
      <number:text>-</number:text>
      <number:number number:decimal-places="6" loext:min-decimal-places="6" number:min-integer-digits="1" number:grouping="true"/>
      <number:text> </number:text>
    </number:number-style>
    <number:number-style style:name="N22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text> 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223P1" style:volatile="true">
      <loext:text> $ </loext:text>
      <loext:fill-character> </loext:fill-character>
      <number:text>-</number:text>
      <number:number number:decimal-places="7" loext:min-decimal-places="7" number:min-integer-digits="1" number:grouping="true"/>
      <number:text> </number:text>
    </number:number-style>
    <number:number-style style:name="N22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5P0"/>
    </number:number-style>
    <number:date-style style:name="N226">
      <number:day number:style="long"/>
      <number:text>-</number:text>
      <number:month number:style="long"/>
      <number:text>-AA</number:text>
    </number:date-style>
    <number:date-style style:name="N227">
      <number:day number:style="long"/>
      <number:text>-</number:text>
      <number:month number:style="long"/>
      <number:text>-</number:text>
      <number:year/>
    </number:date-style>
    <number:currency-style style:name="N228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currency-style style:name="N229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229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 style:data-style-name="N2" text:time-value="17:46:34.468156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8T22:04:28.911363905</dc:date>
    <meta:editing-duration>PT7H7M19S</meta:editing-duration>
    <meta:editing-cycles>16</meta:editing-cycles>
    <meta:generator>LibreOffice/5.2.7.2$Linux_X86_64 LibreOffice_project/20m0$Build-2</meta:generator>
    <meta:document-statistic meta:table-count="2" meta:cell-count="374" meta:object-count="0"/>
  </office:meta>
</office:document-meta>
</file>